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style:font-name="Times New Roman" fo:font-size="12pt" style:font-size-asian="10.5pt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language="uk" fo:country="UA" officeooo:rsid="001e54ad" officeooo:paragraph-rsid="001e54ad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language="uk" fo:country="UA" officeooo:rsid="001e54ad" officeooo:paragraph-rsid="001e54ad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language="uk" fo:country="UA" officeooo:rsid="001eb430" officeooo:paragraph-rsid="001eb430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style:font-name="Times New Roman" fo:language="uk" fo:country="UA" officeooo:rsid="001eb430" officeooo:paragraph-rsid="001eb430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language="uk" fo:country="UA" officeooo:rsid="001f4f39" officeooo:paragraph-rsid="001f4f39"/>
    </style:style>
    <style:style style:name="P7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style:font-name="Times New Roman" fo:language="uk" fo:country="UA" officeooo:rsid="001e54ad" officeooo:paragraph-rsid="001e54ad"/>
    </style:style>
    <style:style style:name="T1" style:family="text">
      <style:text-properties fo:language="uk" fo:country="U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авчально-науковий комплекс “Інститут прикладного системного аналізу”</text:p>
      <text:p text:style-name="P2">при Національному технічному університеті України “КПІ”</text:p>
      <text:p text:style-name="P7">Кафедра математичних методів системного аналізу</text:p>
      <text:p text:style-name="P3"/>
      <text:p text:style-name="P4">Роботи комп’ютерного практикуму</text:p>
      <text:p text:style-name="P4">з курсу “Об’єктно-орієнтоване програмування”</text:p>
      <text:p text:style-name="P4"/>
      <text:p text:style-name="P5">Виконав: студент 2-го курсу</text:p>
      <text:p text:style-name="P5">групи КА-04</text:p>
      <text:p text:style-name="P5">Штріккер Д.Я.</text:p>
      <text:p text:style-name="P5"/>
      <text:p text:style-name="P5">Прийняв; Шолохов О.В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Київ 202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2T01:55:02.617763503</meta:creation-date>
    <dc:date>2021-09-12T02:18:54.355367340</dc:date>
    <meta:editing-duration>PT10M1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37" meta:character-count="327" meta:non-whitespace-character-count="300"/>
  </office:meta>
</office:document-meta>
</file>